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Aldhabi" svg:font-family="Aldha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1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65cm" fo:min-width="6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2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65cm" fo:min-width="6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1.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0.45cm"/>
    </style:style>
    <style:style style:name="P1" style:family="paragraph">
      <style:paragraph-properties fo:text-align="center"/>
      <style:text-properties style:font-name="Source Code Pro" fo:font-size="12pt" style:font-size-asian="12pt" style:font-size-complex="12pt"/>
    </style:style>
    <style:style style:name="P2" style:family="paragraph">
      <style:paragraph-properties fo:text-align="start"/>
      <style:text-properties style:font-name="Source Code Pro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style:font-name="Source Code Pro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style:font-name="Source Code Pro" fo:font-size="12pt" style:font-size-asian="12pt" style:font-size-complex="12pt"/>
    </style:style>
    <style:style style:name="T2" style:family="text">
      <style:text-properties style:font-name="Aldhabi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3cm" svg:height="6.8cm" svg:x="1.9cm" svg:y="1.5cm">
          <text:p text:style-name="P1"><text:span text:style-name="T1">Docker-File</text:span></text:p>
          <text:p text:style-name="P1"><text:span text:style-name="T1"/></text:p>
          <text:p text:style-name="P2"><text:span text:style-name="T1">FROM debian:latest</text:span></text:p>
          <text:p text:style-name="P2"><text:span text:style-name="T2"/></text:p>
          <text:p text:style-name="P2"><text:span text:style-name="T1">RUN apt-get update</text:span></text:p>
          <text:p text:style-name="P2"><text:span text:style-name="T1">RUN apt-get install -y apt-utils</text:span></text:p>
          <text:p text:style-name="P2"><text:span text:style-name="T1">RUN apt-get -y dist-upgrade</text:span></text:p>
          <text:p text:style-name="P2"><text:span text:style-name="T1">RUN apt-get install -y php7.0</text:span></text:p>
          <text:p text:style-name="P2"><text:span text:style-name="T2"/></text:p>
          <text:p text:style-name="P2"><text:span text:style-name="T1">ADD ./index.php /var/index.php</text:span></text:p>
          <text:p text:style-name="P2"><text:span text:style-name="T1">VOLUME /dockershare</text:span></text:p>
          <text:p text:style-name="P2"><text:span text:style-name="T1">WORKDIR /var</text:span></text:p>
          <text:p text:style-name="P2"><text:span text:style-name="T1">CMD ["php", "-S", "0.0.0.0:9090", "-t", "."]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.1cm" svg:height="4.9cm" svg:x="2.4cm" svg:y="11.7cm">
          <text:p text:style-name="P4">Image: Webserv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1cm" svg:height="2.4cm" svg:x="3.4cm" svg:y="8.8cm">
          <text:p text:style-name="P4">buil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xml:id="id1" draw:id="id1" draw:layer="layout" svg:width="6.7cm" svg:height="4.9cm" svg:x="2.4cm" svg:y="19.6cm">
          <text:p text:style-name="P4">Container 1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6.7cm" svg:height="4.9cm" svg:x="12.5cm" svg:y="11.7cm">
          <text:p text:style-name="P4">Container 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1cm" svg:height="2.4cm" svg:x="3.3cm" svg:y="16.9cm">
          <text:p text:style-name="P4">ru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2cm" svg:height="4.8cm" svg:x="9.9cm" svg:y="12cm">
          <text:p text:style-name="P4">ru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6" draw:layer="layout" draw:type="curve" draw:line-skew="0.882cm 0.612cm" svg:x1="5.75cm" svg:y1="24.5cm" svg:x2="9.1cm" svg:y2="22.05cm" draw:start-shape="id1" draw:start-glue-point="2" draw:end-shape="id1" draw:end-glue-point="1" svg:d="M5750 24500c0 2074 2232 1729 3487 598s1532-3048-137-3048" svg:viewBox="0 0 4516 3954">
          <text:p/>
        </draw:connector>
        <draw:connector draw:style-name="gr6" draw:text-style-name="P6" draw:layer="layout" draw:type="curve" draw:line-skew="0.669cm 0.57cm" svg:x1="15.85cm" svg:y1="16.6cm" svg:x2="19.2cm" svg:y2="14.15cm" draw:start-shape="id2" draw:start-glue-point="2" draw:end-shape="id2" svg:d="M15850 16600c0 1755 2211 1463 3450 412s1506-2862-100-2862" svg:viewBox="0 0 4469 3710">
          <text:p/>
        </draw:connector>
        <draw:frame draw:style-name="gr7" draw:text-style-name="P7" draw:layer="layout" svg:width="7.5cm" svg:height="0.725cm" svg:x="3.6cm" svg:y="26.1cm">
          <draw:text-box>
            <text:p><text:span text:style-name="T3">docker container &lt;cmd&gt; &lt;container&gt;</text:span></text:p>
          </draw:text-box>
        </draw:frame>
        <draw:frame draw:style-name="gr7" draw:text-style-name="P7" draw:layer="layout" svg:width="7.5cm" svg:height="0.725cm" svg:x="13.2cm" svg:y="18.1cm">
          <draw:text-box>
            <text:p text:style-name="P8"><text:span text:style-name="T3">docker container &lt;cmd&gt; &lt;container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Aldhabi" svg:font-family="Aldhab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01:55:32.757000000</meta:creation-date>
    <dc:date>2018-02-03T02:09:42.750000000</dc:date>
    <meta:editing-duration>PT2M59S</meta:editing-duration>
    <meta:editing-cycles>2</meta:editing-cycles>
    <meta:generator>LibreOffice/6.0.0.3$Windows_X86_64 LibreOffice_project/64a0f66915f38c6217de274f0aa8e15618924765</meta:generator>
    <meta:document-statistic meta:object-count="11"/>
  </office:meta>
</office:document-meta>
</file>